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meone killed Huckleberry Finn." Everyone in the village of St. Petersburg will tell you this, but Huck Finn is not dead. He ran away. Now he is traveling down the great Mississippi river. Come with him on his adventures and meet many new people. Some of them are good, but some of them are very bad.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0:49:00.907000000</dc:date>
    <meta:editing-duration>PT14S</meta:editing-duration>
    <meta:editing-cycles>1</meta:editing-cycles>
    <meta:document-statistic meta:table-count="0" meta:image-count="0" meta:object-count="0" meta:page-count="1" meta:paragraph-count="1" meta:word-count="56" meta:character-count="302" meta:non-whitespace-character-count="246"/>
    <meta:generator>LibreOffice/7.3.7.2$Windows_X86_64 LibreOffice_project/e114eadc50a9ff8d8c8a0567d6da8f454beeb84f</meta:generator>
  </office:meta>
</office:document-meta>
</file>